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333333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otted" svg:stroke-width="0.254cm" svg:stroke-color="#333333" draw:marker-start-width="0.686cm" draw:marker-end-width="0.686cm" draw:textarea-horizontal-align="center" draw:textarea-vertical-align="middle" fo:padding-top="0.251cm" fo:padding-bottom="0.251cm" fo:padding-left="0.376cm" fo:padding-right="0.376cm"/>
    </style:style>
    <style:style style:name="gr4" style:family="graphic" style:parent-style-name="standard">
      <style:graphic-properties svg:stroke-width="0.254cm" svg:stroke-color="#333333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draw:marker-start-width="0.152cm" draw:marker-end-width="0.152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draw:marker-start-width="0.152cm" draw:marker-end-width="0.152cm" draw:fill="none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dash" draw:stroke-dash="Fine_20_Dashed" svg:stroke-width="0.152cm" svg:stroke-color="#4c4c4c" draw:marker-start-width="0.152cm" draw:marker-end-width="0.152cm" draw:textarea-horizontal-align="center" draw:textarea-vertical-align="middle" fo:padding-top="0.201cm" fo:padding-bottom="0.201cm" fo:padding-left="0.326cm" fo:padding-right="0.32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152cm" svg:stroke-color="#000000" draw:marker-start-width="0.427cm" draw:marker-end-width="0.427cm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203cm" svg:stroke-color="#333333" draw:textarea-horizontal-align="center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none" svg:stroke-width="0.203cm" svg:stroke-color="#333333" draw:marker-start-width="0.503cm" draw:marker-end-width="0.503cm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dash" draw:stroke-dash="Fine_20_Dotted" svg:stroke-width="0.203cm" svg:stroke-color="#333333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54pt"/>
    </style:style>
    <style:style style:name="P4" style:family="paragraph">
      <style:paragraph-properties fo:margin-left="0cm" fo:margin-right="0cm" fo:text-indent="0cm"/>
      <style:text-properties fo:color="#4c4c4c" fo:font-size="54pt"/>
    </style:style>
    <style:style style:name="P5" style:family="paragraph">
      <style:paragraph-properties fo:margin-left="0cm" fo:margin-right="0cm" fo:text-indent="0cm"/>
      <style:text-properties fo:font-size="60pt"/>
    </style:style>
    <style:style style:name="P6" style:family="paragraph">
      <style:paragraph-properties fo:margin-left="0cm" fo:margin-right="0cm" fo:text-indent="0cm"/>
      <style:text-properties fo:font-size="54pt"/>
    </style:style>
    <style:style style:name="P7" style:family="paragraph">
      <style:paragraph-properties fo:text-align="center"/>
      <style:text-properties fo:font-size="54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54pt"/>
    </style:style>
    <style:style style:name="T2" style:family="text">
      <style:text-properties fo:font-size="36pt"/>
    </style:style>
    <style:style style:name="T3" style:family="text">
      <style:text-properties fo:color="#4c4c4c" fo:font-size="48pt"/>
    </style:style>
    <style:style style:name="T4" style:family="text">
      <style:text-properties fo:color="#4c4c4c" fo:font-size="32pt"/>
    </style:style>
    <style:style style:name="T5" style:family="text">
      <style:text-properties fo:font-size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2.251cm" svg:y1="7.25cm" svg:x2="16.731cm" svg:y2="7.25cm">
          <text:p text:style-name="P2"/>
        </draw:line>
        <draw:custom-shape draw:style-name="gr2" draw:text-style-name="P1" draw:layer="layout" svg:width="0.635cm" svg:height="3.662cm" draw:transform="rotate (0.464781179806002) translate (16.383cm 7.391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696cm" svg:y1="7.25cm" svg:x2="19.871cm" svg:y2="9.155cm">
          <text:p text:style-name="P2"/>
        </draw:line>
        <draw:line draw:style-name="gr4" draw:text-style-name="P1" draw:layer="layout" svg:x1="16.696cm" svg:y1="7.25cm" svg:x2="18.601cm" svg:y2="4.71cm">
          <text:p text:style-name="P2"/>
        </draw:line>
        <draw:frame draw:style-name="gr5" draw:text-style-name="P3" draw:layer="layout" svg:width="3.961cm" svg:height="3.079cm" svg:x="8.255cm" svg:y="5.641cm">
          <draw:text-box>
            <text:p text:style-name="P2"><text:span text:style-name="T1">H</text:span><text:span text:style-name="T2">2</text:span><text:span text:style-name="T1">N</text:span></text:p>
          </draw:text-box>
        </draw:frame>
        <draw:frame draw:style-name="gr6" draw:text-style-name="P4" draw:layer="layout" svg:width="4.075cm" svg:height="2.762cm" svg:x="19.606cm" svg:y="7.785cm">
          <draw:text-box>
            <text:p text:style-name="P2"><text:span text:style-name="T3">CH</text:span><text:span text:style-name="T4">3</text:span></text:p>
          </draw:text-box>
        </draw:frame>
        <draw:frame draw:style-name="gr6" draw:text-style-name="P5" draw:layer="layout" svg:width="2.841cm" svg:height="3.388cm" svg:x="17.766cm" svg:y="9.886cm">
          <draw:text-box>
            <text:p text:style-name="P2"><text:span text:style-name="T5">Br</text:span></text:p>
          </draw:text-box>
        </draw:frame>
        <draw:frame draw:style-name="gr6" draw:text-style-name="P6" draw:layer="layout" svg:width="3.81cm" svg:height="3.079cm" svg:x="18.401cm" svg:y="2.54cm">
          <draw:text-box>
            <text:p text:style-name="P2"><text:span text:style-name="T1">OH</text:span></text:p>
          </draw:text-box>
        </draw:frame>
        <draw:line draw:style-name="gr7" draw:text-style-name="P7" draw:layer="layout" svg:x1="1.27cm" svg:y1="7.32cm" svg:x2="3.923cm" svg:y2="5.768cm">
          <text:p text:style-name="P2"/>
        </draw:line>
        <draw:line draw:style-name="gr7" draw:text-style-name="P7" draw:layer="layout" svg:x1="1.27cm" svg:y1="7.32cm" svg:x2="4.06cm" svg:y2="8.87cm">
          <text:p text:style-name="P2"/>
        </draw:line>
        <draw:path draw:style-name="gr8" draw:text-style-name="P7" draw:layer="layout" svg:width="0.867cm" svg:height="3.521cm" svg:x="2.847cm" svg:y="5.622cm" svg:viewBox="0 0 868 3522" svg:d="m0 8c46-91 909 593 867 1688-46 1186-684 1688-776 1825">
          <text:p text:style-name="P2"/>
        </draw:path>
        <draw:line draw:style-name="gr9" draw:text-style-name="P7" draw:layer="layout" svg:x1="2.842cm" svg:y1="7.299cm" svg:x2="6.66cm" svg:y2="7.299cm">
          <text:p text:style-name="P2"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5.752cm" svg:y1="5.259cm" svg:x2="8.694cm" svg:y2="5.259cm">
          <text:p text:style-name="P2"/>
        </draw:line>
        <draw:frame draw:style-name="gr6" draw:text-style-name="P6" draw:layer="layout" svg:width="2.238cm" svg:height="3.079cm" svg:x="8.749cm" svg:y="3.446cm">
          <draw:text-box>
            <text:p text:style-name="P2"><text:span text:style-name="T1">C</text:span></text:p>
          </draw:text-box>
        </draw:frame>
        <draw:line draw:style-name="gr1" draw:text-style-name="P1" draw:layer="layout" svg:x1="5.752cm" svg:y1="4.759cm" svg:x2="8.694cm" svg:y2="4.759cm">
          <text:p text:style-name="P2"/>
        </draw:line>
        <draw:frame draw:style-name="gr6" draw:text-style-name="P6" draw:layer="layout" svg:width="2.238cm" svg:height="3.079cm" svg:x="4.149cm" svg:y="3.447cm">
          <draw:text-box>
            <text:p text:style-name="P2"><text:span text:style-name="T1">C</text:span></text:p>
          </draw:text-box>
        </draw:frame>
        <draw:frame draw:style-name="gr6" draw:text-style-name="P6" draw:layer="layout" svg:width="2.238cm" svg:height="3.079cm" svg:x="11.449cm" svg:y="0.647cm">
          <draw:text-box>
            <text:p text:style-name="P2"><text:span text:style-name="T1">F</text:span></text:p>
          </draw:text-box>
        </draw:frame>
        <draw:frame draw:style-name="gr11" draw:text-style-name="P6" draw:layer="layout" svg:width="2.238cm" svg:height="3.079cm" svg:x="1.77cm" svg:y="6.753cm">
          <draw:text-box>
            <text:p text:style-name="P6"><text:span text:style-name="T1">F</text:span></text:p>
          </draw:text-box>
        </draw:frame>
        <draw:line draw:style-name="gr12" draw:text-style-name="P1" draw:layer="layout" svg:x1="3.206cm" svg:y1="7.531cm" svg:x2="4.478cm" svg:y2="5.902cm">
          <text:p text:style-name="P2"/>
        </draw:line>
        <draw:line draw:style-name="gr12" draw:text-style-name="P1" draw:layer="layout" svg:x1="10.306cm" svg:y1="4.432cm" svg:x2="11.578cm" svg:y2="2.803cm">
          <text:p text:style-name="P2"/>
        </draw:line>
        <draw:line draw:style-name="gr12" draw:text-style-name="P1" draw:layer="layout" svg:x1="3.159cm" svg:y1="2.951cm" svg:x2="4.278cm" svg:y2="4.431cm">
          <text:p text:style-name="P2"/>
        </draw:line>
        <draw:frame draw:style-name="gr11" draw:text-style-name="P6" draw:layer="layout" svg:width="2.238cm" svg:height="3.079cm" svg:x="1.57cm" svg:y="0.653cm">
          <draw:text-box>
            <text:p text:style-name="P6"><text:span text:style-name="T1">H</text:span></text:p>
          </draw:text-box>
        </draw:frame>
        <draw:frame draw:style-name="gr11" draw:text-style-name="P6" draw:layer="layout" svg:width="2.238cm" svg:height="3.079cm" svg:x="11.192cm" svg:y="6.512cm">
          <draw:text-box>
            <text:p text:style-name="P6"><text:span text:style-name="T1">H</text:span></text:p>
          </draw:text-box>
        </draw:frame>
        <draw:line draw:style-name="gr12" draw:text-style-name="P1" draw:layer="layout" svg:x1="10.278cm" svg:y1="5.904cm" svg:x2="11.397cm" svg:y2="7.384cm">
          <text:p text:style-name="P2"/>
        </draw:line>
        <draw:line draw:style-name="gr1" draw:text-style-name="P1" draw:layer="layout" svg:x1="19.285cm" svg:y1="15.029cm" svg:x2="22.227cm" svg:y2="15.029cm">
          <text:p text:style-name="P2"/>
        </draw:line>
        <draw:frame draw:style-name="gr6" draw:text-style-name="P6" draw:layer="layout" svg:width="2.238cm" svg:height="3.079cm" svg:x="22.182cm" svg:y="13.216cm">
          <draw:text-box>
            <text:p text:style-name="P2"><text:span text:style-name="T1">C</text:span></text:p>
          </draw:text-box>
        </draw:frame>
        <draw:line draw:style-name="gr1" draw:text-style-name="P1" draw:layer="layout" svg:x1="19.285cm" svg:y1="14.529cm" svg:x2="22.227cm" svg:y2="14.529cm">
          <text:p text:style-name="P2"/>
        </draw:line>
        <draw:frame draw:style-name="gr6" draw:text-style-name="P6" draw:layer="layout" svg:width="2.238cm" svg:height="3.079cm" svg:x="17.582cm" svg:y="13.217cm">
          <draw:text-box>
            <text:p text:style-name="P2"><text:span text:style-name="T1">C</text:span></text:p>
          </draw:text-box>
        </draw:frame>
        <draw:frame draw:style-name="gr6" draw:text-style-name="P6" draw:layer="layout" svg:width="2.238cm" svg:height="3.079cm" svg:x="24.882cm" svg:y="10.517cm">
          <draw:text-box>
            <text:p text:style-name="P2"><text:span text:style-name="T1">F</text:span></text:p>
          </draw:text-box>
        </draw:frame>
        <draw:frame draw:style-name="gr11" draw:text-style-name="P6" draw:layer="layout" svg:width="2.238cm" svg:height="3.079cm" svg:x="15.401cm" svg:y="10.537cm">
          <draw:text-box>
            <text:p text:style-name="P6"><text:span text:style-name="T1">F</text:span></text:p>
          </draw:text-box>
        </draw:frame>
        <draw:line draw:style-name="gr12" draw:text-style-name="P1" draw:layer="layout" svg:x1="16.439cm" svg:y1="17.301cm" svg:x2="17.711cm" svg:y2="15.672cm">
          <text:p text:style-name="P2"/>
        </draw:line>
        <draw:line draw:style-name="gr12" draw:text-style-name="P1" draw:layer="layout" svg:x1="23.739cm" svg:y1="14.202cm" svg:x2="25.011cm" svg:y2="12.573cm">
          <text:p text:style-name="P2"/>
        </draw:line>
        <draw:line draw:style-name="gr12" draw:text-style-name="P1" draw:layer="layout" svg:x1="16.592cm" svg:y1="12.621cm" svg:x2="17.711cm" svg:y2="14.101cm">
          <text:p text:style-name="P2"/>
        </draw:line>
        <draw:frame draw:style-name="gr11" draw:text-style-name="P6" draw:layer="layout" svg:width="2.238cm" svg:height="3.079cm" svg:x="14.949cm" svg:y="16.233cm">
          <draw:text-box>
            <text:p text:style-name="P6"><text:span text:style-name="T1">H</text:span></text:p>
          </draw:text-box>
        </draw:frame>
        <draw:frame draw:style-name="gr11" draw:text-style-name="P6" draw:layer="layout" svg:width="2.238cm" svg:height="3.079cm" svg:x="24.825cm" svg:y="16.282cm">
          <draw:text-box>
            <text:p text:style-name="P6"><text:span text:style-name="T1">H</text:span></text:p>
          </draw:text-box>
        </draw:frame>
        <draw:line draw:style-name="gr12" draw:text-style-name="P1" draw:layer="layout" svg:x1="23.711cm" svg:y1="15.674cm" svg:x2="24.83cm" svg:y2="17.154cm">
          <text:p text:style-name="P2"/>
        </draw:lin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1" draw:layer="layout" svg:width="0.635cm" svg:height="2.63cm" draw:transform="rotate (0.802676922992041) translate (18.826cm 11.181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9.619cm" svg:y1="10.348cm" svg:x2="12.561cm" svg:y2="10.348cm">
          <text:p text:style-name="P2"/>
        </draw:line>
        <draw:frame draw:style-name="gr6" draw:text-style-name="P6" draw:layer="layout" svg:width="2.238cm" svg:height="3.079cm" svg:x="12.616cm" svg:y="8.535cm">
          <draw:text-box>
            <text:p text:style-name="P2"><text:span text:style-name="T1">C</text:span></text:p>
          </draw:text-box>
        </draw:frame>
        <draw:line draw:style-name="gr1" draw:text-style-name="P1" draw:layer="layout" svg:x1="9.619cm" svg:y1="9.848cm" svg:x2="12.561cm" svg:y2="9.848cm">
          <text:p text:style-name="P2"/>
        </draw:line>
        <draw:frame draw:style-name="gr6" draw:text-style-name="P6" draw:layer="layout" svg:width="2.238cm" svg:height="3.079cm" svg:x="8.016cm" svg:y="8.536cm">
          <draw:text-box>
            <text:p text:style-name="P2"><text:span text:style-name="T1">C</text:span></text:p>
          </draw:text-box>
        </draw:frame>
        <draw:line draw:style-name="gr1" draw:text-style-name="P1" draw:layer="layout" svg:x1="14.419cm" svg:y1="10.348cm" svg:x2="17.361cm" svg:y2="10.348cm">
          <text:p text:style-name="P2"/>
        </draw:line>
        <draw:frame draw:style-name="gr6" draw:text-style-name="P6" draw:layer="layout" svg:width="2.238cm" svg:height="3.079cm" svg:x="17.416cm" svg:y="8.535cm">
          <draw:text-box>
            <text:p text:style-name="P2"><text:span text:style-name="T1">C</text:span></text:p>
          </draw:text-box>
        </draw:frame>
        <draw:line draw:style-name="gr1" draw:text-style-name="P1" draw:layer="layout" svg:x1="14.419cm" svg:y1="9.848cm" svg:x2="17.361cm" svg:y2="9.848cm">
          <text:p text:style-name="P2"/>
        </draw:line>
        <draw:frame draw:style-name="gr13" draw:text-style-name="P6" draw:layer="layout" svg:width="2.841cm" svg:height="3.079cm" svg:x="4.872cm" svg:y="4.675cm">
          <draw:text-box>
            <text:p text:style-name="P6"><text:span text:style-name="T1">Br</text:span></text:p>
          </draw:text-box>
        </draw:frame>
        <draw:line draw:style-name="gr12" draw:text-style-name="P1" draw:layer="layout" svg:x1="8.343cm" svg:y1="9.113cm" svg:x2="6.918cm" svg:y2="7.179cm">
          <text:p text:style-name="P2"/>
        </draw:line>
        <draw:line draw:style-name="gr12" draw:text-style-name="P1" draw:layer="layout" svg:x1="8.244cm" svg:y1="11.079cm" svg:x2="6.819cm" svg:y2="13.013cm">
          <text:p text:style-name="P2"/>
        </draw:line>
        <draw:line draw:style-name="gr14" draw:text-style-name="P1" draw:layer="layout" svg:x1="20.51cm" svg:y1="7.983cm" svg:x2="18.78cm" svg:y2="9.56cm">
          <text:p text:style-name="P2"/>
        </draw:line>
        <draw:frame draw:style-name="gr13" draw:text-style-name="P6" draw:layer="layout" svg:width="4.891cm" svg:height="3.079cm" svg:x="3.094cm" svg:y="11.936cm">
          <draw:text-box>
            <text:p text:style-name="P6"><text:span text:style-name="T1">H</text:span><text:span text:style-name="T2">2</text:span><text:span text:style-name="T1">N</text:span></text:p>
          </draw:text-box>
        </draw:frame>
        <draw:frame draw:style-name="gr13" draw:text-style-name="P6" draw:layer="layout" svg:width="3.569cm" svg:height="3.079cm" svg:x="20.393cm" svg:y="5.383cm">
          <draw:text-box>
            <text:p text:style-name="P6"><text:span text:style-name="T1">OH</text:span></text:p>
          </draw:text-box>
        </draw:frame>
        <draw:frame draw:style-name="gr13" draw:text-style-name="P6" draw:layer="layout" svg:width="2.347cm" svg:height="3.079cm" svg:x="20.799cm" svg:y="11.908cm">
          <draw:text-box>
            <text:p text:style-name="P6"><text:span text:style-name="T1">C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raig James</meta:initial-creator>
    <meta:creation-date>2007-09-23T19:11:53</meta:creation-date>
    <dc:creator>Craig James</dc:creator>
    <dc:date>2007-09-23T22:13:00</dc:date>
    <dc:language>en-US</dc:language>
    <meta:editing-cycles>5</meta:editing-cycles>
    <meta:editing-duration>PT1H34M10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